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5cm">
          <text:p text:style-name="P1"><text:span text:style-name="T1">CR</text:span></text:p>
        </draw:rect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0.5cm" svg:x="11.5cm" svg:y="15.5cm">
          <text:p text:style-name="P1"><text:span text:style-name="T1">XER</text:span></text:p>
        </draw:rect>
        <draw:rect draw:style-name="gr1" draw:text-style-name="P2" draw:layer="layout" svg:width="3.5cm" svg:height="1cm" svg:x="11.5cm" svg:y="14cm">
          <text:p text:style-name="P1"><text:span text:style-name="T1">GPR's</text:span></text:p>
        </draw:rect>
        <draw:rect draw:style-name="gr1" draw:text-style-name="P2" draw:layer="layout" svg:width="3.5cm" svg:height="1cm" svg:x="11.5cm" svg:y="12cm">
          <text:p text:style-name="P1"><text:span text:style-name="T1">lokale Variablen</text:span></text:p>
        </draw:rect>
        <draw:rect draw:style-name="gr1" draw:text-style-name="P2" draw:layer="layout" svg:width="3.5cm" svg:height="1cm" svg:x="11.5cm" svg:y="13cm">
          <text:p text:style-name="P1"><text:span text:style-name="T1">FPR's</text:span></text:p>
        </draw:rect>
        <draw:rect draw:style-name="gr1" draw:text-style-name="P2" draw:layer="layout" svg:width="3.5cm" svg:height="1cm" svg:x="11.5cm" svg:y="11cm">
          <text:p text:style-name="P1"><text:span text:style-name="T1">temp. Speicher</text:span></text:p>
        </draw:rect>
        <draw:rect draw:style-name="gr1" draw:text-style-name="P2" draw:layer="layout" svg:width="3.5cm" svg:height="1cm" svg:x="11.5cm" svg:y="9.5cm">
          <text:p text:style-name="P1"><text:span text:style-name="T1">Parameter</text:span></text:p>
        </draw:rect>
        <draw:rect draw:style-name="gr1" draw:text-style-name="P2" draw:layer="layout" svg:width="3.5cm" svg:height="0.5cm" svg:x="11.5cm" svg:y="10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495cm" svg:height="0.963cm" draw:transform="rotate (1.5707963267946) translate (10.037cm 14.495cm)">
          <draw:text-box>
            <text:p>Methode b</text:p>
          </draw:text-box>
        </draw:frame>
        <draw:frame draw:style-name="gr3" draw:layer="layout" svg:width="3.461cm" svg:height="0.963cm" svg:x="11.5cm" svg:y="7.537cm">
          <draw:text-box>
            <text:p>Methode c</text:p>
          </draw:text-box>
        </draw:frame>
        <draw:frame draw:style-name="gr3" draw:layer="layout" svg:width="3.495cm" svg:height="0.963cm" svg:x="11.5cm" svg:y="17cm">
          <draw:text-box>
            <text:p>Methode a</text:p>
          </draw:text-box>
        </draw:frame>
        <draw:rect draw:style-name="gr1" draw:text-style-name="P2" xml:id="id1" draw:id="id1" draw:layer="layout" svg:width="3.5cm" svg:height="0.5cm" svg:x="5.5cm" svg:y="9cm">
          <text:p text:style-name="P1"><text:span text:style-name="T1">SP</text:span></text:p>
        </draw:rect>
        <draw:connector draw:style-name="gr4" draw:text-style-name="P1" draw:layer="layout" svg:x1="9cm" svg:y1="9.25cm" svg:x2="11.5cm" svg:y2="9.25cm" draw:start-shape="id1" draw:start-glue-point="1" draw:end-shape="id2" draw:end-glue-point="3" svg:d="m9000 9250h2500">
          <text:p/>
        </draw:connector>
        <draw:connector draw:style-name="gr4" draw:text-style-name="P1" draw:layer="layout" draw:type="curve" draw:line-skew="2.247cm" svg:x1="15cm" svg:y1="9.25cm" svg:x2="15cm" svg:y2="16.75cm" draw:start-shape="id2" draw:start-glue-point="1" draw:end-shape="id3" draw:end-glue-point="1" svg:d="m15000 9250c4123 0 4123 7500 0 7500">
          <text:p/>
        </draw:connector>
        <draw:rect draw:style-name="gr5" draw:text-style-name="P1" xml:id="id3" draw:id="id3" draw:layer="layout" svg:width="3.5cm" svg:height="0.5cm" svg:x="11.5cm" svg:y="16.5cm">
          <text:p/>
        </draw:rect>
        <draw:frame draw:style-name="gr3" draw:text-style-name="P3" draw:layer="layout" svg:width="2.064cm" svg:height="0.569cm" svg:x="15.023cm" svg:y="9.439cm">
          <draw:text-box>
            <text:p><text:span text:style-name="T2">paramOffset</text:span></text:p>
          </draw:text-box>
        </draw:frame>
        <draw:frame draw:style-name="gr3" draw:text-style-name="P3" draw:layer="layout" svg:width="2.885cm" svg:height="0.569cm" svg:x="15cm" svg:y="10.831cm">
          <draw:text-box>
            <text:p><text:span text:style-name="T2">tempStorageOffset</text:span></text:p>
          </draw:text-box>
        </draw:frame>
        <draw:frame draw:style-name="gr3" draw:text-style-name="P3" draw:layer="layout" svg:width="2.263cm" svg:height="0.569cm" svg:x="15cm" svg:y="11.831cm">
          <draw:text-box>
            <text:p><text:span text:style-name="T2">localVarOffset</text:span></text:p>
          </draw:text-box>
        </draw:frame>
        <draw:frame draw:style-name="gr3" draw:text-style-name="P3" draw:layer="layout" svg:width="1.827cm" svg:height="0.569cm" svg:x="15cm" svg:y="12.831cm">
          <draw:text-box>
            <text:p><text:span text:style-name="T2">FPROffset</text:span></text:p>
          </draw:text-box>
        </draw:frame>
        <draw:frame draw:style-name="gr3" draw:text-style-name="P3" draw:layer="layout" svg:width="1.874cm" svg:height="0.569cm" svg:x="15cm" svg:y="13.831cm">
          <draw:text-box>
            <text:p><text:span text:style-name="T2">GPROffset</text:span></text:p>
          </draw:text-box>
        </draw:frame>
        <draw:frame draw:style-name="gr3" draw:text-style-name="P3" draw:layer="layout" svg:width="1.62cm" svg:height="0.569cm" svg:x="15cm" svg:y="15.931cm">
          <draw:text-box>
            <text:p><text:span text:style-name="T2">LR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4-12T08:44:15.39</meta:creation-date>
    <dc:date>2011-12-02T08:48:14.29</dc:date>
    <dc:creator>Urs Graf</dc:creator>
    <meta:editing-duration>PT3H46M</meta:editing-duration>
    <meta:editing-cycles>6</meta:editing-cycles>
    <meta:generator>OpenOffice.org/3.2$Win32 OpenOffice.org_project/330m20$Build-9567</meta:generator>
    <meta:printed-by>Urs Graf</meta:printed-by>
    <meta:print-date>2010-04-12T09:03:01.48</meta:print-date>
    <meta:document-statistic meta:object-count="27"/>
  </office:meta>
</office:document-meta>
</file>